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286" officeooo:paragraph-rsid="00172286"/>
    </style:style>
    <style:style style:name="P2" style:family="paragraph" style:parent-style-name="Standard">
      <style:text-properties officeooo:rsid="0017e7eb" officeooo:paragraph-rsid="0017e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a sí que sí aquest text és DIFERENT del text original i no conté cap imatg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8:03:00.440749024</meta:creation-date>
    <dc:date>2021-10-29T18:23:38.312414537</dc:date>
    <meta:editing-duration>PT3M2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6" meta:character-count="77" meta:non-whitespace-character-count="62"/>
  </office:meta>
</office:document-meta>
</file>